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F00000076343B26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Right_20_Page">
      <style:paragraph-properties style:page-number="auto"/>
    </style:style>
    <style:style style:name="P2" style:family="paragraph" style:parent-style-name="Standard" style:master-page-name="pagestyle1">
      <style:paragraph-properties style:page-number="auto"/>
    </style:style>
    <style:style style:name="P3" style:family="paragraph" style:parent-style-name="Standard" style:master-page-name="pagestyle2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/text:p>
      <text:p text:style-name="Standard"/>
      <text:p text:style-name="Standard"/>
      <text:p text:style-name="Standard"/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r.com.petrobras.menu" xlink:href="Pictures/100000000000018F00000076343B2649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fo:background-color="#00cc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  <style:master-page style:name="Envelope" style:page-layout-name="Mpm5"/>
    <style:master-page style:name="Index" style:page-layout-name="Mpm4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pagestyle1" style:page-layout-name="Mpm8"/>
    <style:master-page style:name="pagestyle2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3-10-23T15:38:50.343454040</meta:creation-date>
    <dc:date>2013-10-31T21:35:32.071044644</dc:date>
    <meta:editing-duration>PT9M48S</meta:editing-duration>
    <meta:editing-cycles>4</meta:editing-cycles>
    <meta:generator>LibreOfficeDev/4.2.0.0.alpha0$Linux_X86_64 LibreOffice_project/b3aadaa58c7a5c28132da3d085ce39378fe69ce8</meta:generator>
    <meta:document-statistic meta:table-count="0" meta:image-count="0" meta:object-count="0" meta:page-count="6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oDocument = ThisComponent
oTablePageStyles=oDocument.StyleFamilies.getbyName("PageStyles")

' set on all page styles

For iL = 0 to oTablePageStyles.Count - 1

    oEstilo = oTablePageStyles(iL)
    msgBox iL &amp; " - " &amp; oEstilo.Name &amp; " - " &amp; oEstilo.isInUse()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